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154cm" fo:min-width="0.90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gradient" draw:fill-color="#000000" draw:fill-gradient-name="Gradient_20_4" draw:textarea-horizontal-align="justify" draw:textarea-vertical-align="middle" draw:auto-grow-height="false" fo:min-height="1.154cm" fo:min-width="0.90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gradient" draw:fill-color="#000000" draw:fill-gradient-name="Gradient_20_6" draw:textarea-horizontal-align="justify" draw:textarea-vertical-align="middle" draw:auto-grow-height="false" fo:min-height="1.154cm" fo:min-width="0.904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43cm" fo:min-width="0.893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47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gradient" draw:fill-color="#000000" draw:fill-gradient-name="Gradient_20_7" draw:textarea-horizontal-align="justify" draw:textarea-vertical-align="middle" draw:auto-grow-height="false" fo:min-height="1.154cm" fo:min-width="0.904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4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loext:graphic-properties draw:fill="gradient" draw:fill-color="#000000" draw:fill-gradient-name="Gradient_20_4"/>
      <style:paragraph-properties fo:text-align="center" style:writing-mode="lr-tb"/>
    </style:style>
    <style:style style:name="P4" style:family="paragraph">
      <loext:graphic-properties draw:fill="gradient" draw:fill-color="#000000" draw:fill-gradient-name="Gradient_20_6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gradient" draw:fill-color="#000000" draw:fill-gradient-name="Gradient_20_7"/>
      <style:paragraph-properties fo:text-align="center"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2.032cm" svg:height="2.032cm" svg:x="8.62cm" svg:y="2.27cm">
            <text:p text:style-name="P1">S0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" draw:id="id3" draw:layer="layout" svg:width="2.032cm" svg:height="2.032cm" svg:x="8.62cm" svg:y="5.953cm">
            <text:p text:style-name="P1">S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2" draw:id="id2" draw:layer="layout" svg:width="2.032cm" svg:height="2.032cm" svg:x="15.351cm" svg:y="15.986cm">
            <text:p text:style-name="P1">S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svg:x1="10.652cm" svg:y1="3.286cm" svg:x2="16.367cm" svg:y2="15.986cm" draw:start-shape="id1" draw:start-glue-point="10" draw:end-shape="id2" draw:end-glue-point="4" svg:d="M10652 3286h5715v12700" svg:viewBox="0 0 5716 12701">
            <text:p/>
          </draw:connector>
          <draw:connector draw:style-name="gr4" draw:text-style-name="P5" draw:layer="layout" draw:type="curve" svg:x1="8.917cm" svg:y1="6.25cm" svg:x2="8.917cm" svg:y2="7.688cm" draw:start-shape="id3" draw:start-glue-point="5" draw:end-shape="id3" draw:end-glue-point="7" svg:d="M8917 6250c-1222 0-1222 1438 0 1438" svg:viewBox="0 0 917 1439">
            <text:p/>
          </draw:connector>
          <draw:custom-shape draw:style-name="gr5" draw:text-style-name="P6" draw:layer="layout" svg:width="1.651cm" svg:height="0.889cm" svg:x="6.842cm" svg:y="2.77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7" draw:layer="layout" svg:width="2.413cm" svg:height="1.143cm" svg:x="7.731cm" svg:y="4.556cm">
            <draw:text-box>
              <text:p><text:span text:style-name="T1">[ 0-9 ]</text:span></text:p>
            </draw:text-box>
          </draw:frame>
          <draw:frame draw:style-name="gr7" draw:text-style-name="P7" draw:layer="layout" svg:width="2.159cm" svg:height="0.997cm" svg:x="6.08cm" svg:y="6.48cm">
            <draw:text-box>
              <text:p><text:span text:style-name="T1">[ 0-9 ]</text:span></text:p>
            </draw:text-box>
          </draw:frame>
          <draw:frame draw:style-name="gr6" draw:text-style-name="P7" draw:layer="layout" svg:width="3.175cm" svg:height="1.143cm" svg:x="11.414cm" svg:y="7.096cm">
            <draw:text-box>
              <text:p><text:span text:style-name="T1">[ ^ 0-9 . ]</text:span></text:p>
            </draw:text-box>
          </draw:frame>
          <draw:frame draw:style-name="gr6" draw:text-style-name="P7" draw:layer="layout" svg:width="2.794cm" svg:height="1.143cm" svg:x="11.414cm" svg:y="3.413cm">
            <draw:text-box>
              <text:p><text:span text:style-name="T1">[ ^ 0-9 ]</text:span></text:p>
            </draw:text-box>
          </draw:frame>
          <draw:custom-shape draw:style-name="gr1" draw:text-style-name="P2" xml:id="id4" draw:id="id4" draw:layer="layout" svg:width="2.032cm" svg:height="2.032cm" svg:x="8.621cm" svg:y="9.636cm">
            <text:p text:style-name="P1">S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xml:id="id5" draw:id="id5" draw:layer="layout" svg:width="2.032cm" svg:height="2.032cm" svg:x="8.622cm" svg:y="13.954cm">
            <text:p text:style-name="P1">S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line" svg:x1="9.636cm" svg:y1="4.302cm" svg:x2="9.636cm" svg:y2="5.953cm" draw:start-shape="id1" draw:start-glue-point="8" draw:end-shape="id3" draw:end-glue-point="4" svg:d="M9636 4302v1651" svg:viewBox="0 0 1 1652">
            <text:p/>
          </draw:connector>
          <draw:connector draw:style-name="gr4" draw:text-style-name="P5" draw:layer="layout" draw:type="line" svg:x1="10.652cm" svg:y1="6.969cm" svg:x2="16.383cm" svg:y2="6.969cm" draw:start-shape="id3" draw:start-glue-point="10" svg:d="M10652 6969h5731" svg:viewBox="0 0 5732 1">
            <text:p/>
          </draw:connector>
          <draw:connector draw:style-name="gr4" draw:text-style-name="P5" draw:layer="layout" draw:type="line" svg:x1="9.636cm" svg:y1="7.985cm" svg:x2="9.637cm" svg:y2="9.636cm" draw:start-shape="id3" draw:start-glue-point="8" draw:end-shape="id4" draw:end-glue-point="4" svg:d="M9636 7985l1 1651" svg:viewBox="0 0 2 1652">
            <text:p/>
          </draw:connector>
          <draw:connector draw:style-name="gr4" draw:text-style-name="P5" draw:layer="layout" draw:type="line" svg:x1="9.637cm" svg:y1="11.668cm" svg:x2="9.638cm" svg:y2="13.954cm" draw:start-shape="id4" draw:start-glue-point="8" draw:end-shape="id5" draw:end-glue-point="4" svg:d="M9637 11668l1 2286" svg:viewBox="0 0 2 2287">
            <text:p/>
          </draw:connector>
          <draw:frame draw:style-name="gr6" draw:text-style-name="P7" draw:layer="layout" svg:width="1.396cm" svg:height="1.143cm" svg:x="8.113cm" svg:y="8.239cm">
            <draw:text-box>
              <text:p><text:span text:style-name="T1">[ . ]</text:span></text:p>
            </draw:text-box>
          </draw:frame>
          <draw:frame draw:style-name="gr6" draw:text-style-name="P7" draw:layer="layout" svg:width="2.413cm" svg:height="1.143cm" svg:x="7.732cm" svg:y="12.176cm">
            <draw:text-box>
              <text:p><text:span text:style-name="T1">[ 0-</text:span><text:span text:style-name="T1">9 ]</text:span></text:p>
            </draw:text-box>
          </draw:frame>
          <draw:connector draw:style-name="gr9" draw:text-style-name="P5" draw:layer="layout" draw:type="curve" svg:x1="8.919cm" svg:y1="15.689cm" svg:x2="8.919cm" svg:y2="14.251cm" draw:start-shape="id5" draw:start-glue-point="7" draw:end-shape="id5" draw:end-glue-point="5" svg:d="M8919 15689c-1222 0-1222-1438 0-1438" svg:viewBox="0 0 917 1439">
            <text:p/>
          </draw:connector>
          <draw:frame draw:style-name="gr7" draw:text-style-name="P7" draw:layer="layout" svg:width="2.159cm" svg:height="0.997cm" svg:x="6.081cm" svg:y="14.462cm">
            <draw:text-box>
              <text:p><text:span text:style-name="T1">[ 0-</text:span><text:span text:style-name="T1">9 ]</text:span></text:p>
            </draw:text-box>
          </draw:frame>
          <draw:line draw:style-name="gr4" draw:text-style-name="P5" draw:layer="layout" svg:x1="10.652cm" svg:y1="10.652cm" svg:x2="16.367cm" svg:y2="10.652cm">
            <text:p/>
          </draw:line>
          <draw:line draw:style-name="gr4" draw:text-style-name="P5" draw:layer="layout" svg:x1="10.652cm" svg:y1="14.97cm" svg:x2="16.367cm" svg:y2="14.97cm">
            <text:p/>
          </draw:line>
          <draw:frame draw:style-name="gr6" draw:text-style-name="P7" draw:layer="layout" svg:width="2.794cm" svg:height="1.143cm" svg:x="11.414cm" svg:y="10.779cm">
            <draw:text-box>
              <text:p><text:span text:style-name="T1">[ ^ 0-9 ]</text:span></text:p>
            </draw:text-box>
          </draw:frame>
          <draw:frame draw:style-name="gr6" draw:text-style-name="P7" draw:layer="layout" svg:width="2.794cm" svg:height="1.143cm" svg:x="11.414cm" svg:y="14.97cm">
            <draw:text-box>
              <text:p><text:span text:style-name="T1">[ ^ 0-9 ]</text:span></text:p>
            </draw:text-box>
          </draw:frame>
          <draw:connector draw:style-name="gr4" draw:text-style-name="P5" draw:layer="layout" draw:type="curve" svg:x1="15.648cm" svg:y1="17.721cm" svg:x2="15.648cm" svg:y2="16.283cm" draw:start-shape="id2" draw:start-glue-point="7" draw:end-shape="id2" draw:end-glue-point="5" svg:d="M15648 17721c-1222 0-1222-1438 0-1438" svg:viewBox="0 0 917 1439">
            <text:p/>
          </draw:connector>
          <draw:frame draw:style-name="gr10" draw:text-style-name="P10" draw:layer="layout" svg:width="2.095cm" svg:height="0.878cm" svg:x="12.557cm" svg:y="16.494cm">
            <draw:text-box>
              <text:p text:style-name="P9"><text:span text:style-name="T1">[ ∑ ]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006400" draw:end-color="#00ff00" draw:start-intensity="100%" draw:end-intensity="100%" draw:angle="300" draw:border="0%"/>
    <draw:gradient draw:name="Gradient_20_6" draw:display-name="Gradient 6" draw:style="linear" draw:start-color="#8b0000" draw:end-color="#ff0000" draw:start-intensity="100%" draw:end-intensity="100%" draw:angle="300" draw:border="0%"/>
    <draw:gradient draw:name="Gradient_20_7" draw:display-name="Gradient 7" draw:style="linear" draw:start-color="#006400" draw:end-color="#00ff00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00:47:51.393059965</meta:creation-date>
    <dc:date>2021-10-09T13:11:22.833262152</dc:date>
    <meta:editing-duration>PT22M27S</meta:editing-duration>
    <meta:editing-cycles>6</meta:editing-cycles>
    <meta:generator>LibreOffice/6.4.7.2$Linux_X86_64 LibreOffice_project/40$Build-2</meta:generator>
    <meta:document-statistic meta:object-count="27"/>
  </office:meta>
</office:document-meta>
</file>